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SungtiL GB" svg:font-family="'AR PL SungtiL G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1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979in" style:rel-column-width="9771*"/>
    </style:style>
    <style:style style:name="Table1.B" style:family="table-column">
      <style:table-column-properties style:column-width="0.9375in" style:rel-column-width="9179*"/>
    </style:style>
    <style:style style:name="Table1.D" style:family="table-column">
      <style:table-column-properties style:column-width="3.7597in" style:rel-column-width="36814*"/>
    </style:style>
    <style:style style:name="Table1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0c0c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2215in"/>
    </style:style>
    <style:style style:name="Table2.B" style:family="table-column">
      <style:table-column-properties style:column-width="5.4715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officeooo:rsid="001132b8" officeooo:paragraph-rsid="001132b8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officeooo:rsid="000f9eae" officeooo:paragraph-rsid="000f9eae" style:font-weight-asian="bold" style:font-weight-complex="bold"/>
    </style:style>
    <style:style style:name="P4" style:family="paragraph" style:parent-style-name="Table_20_Contents">
      <style:text-properties officeooo:rsid="003aaf92" officeooo:paragraph-rsid="003aaf92"/>
    </style:style>
    <style:style style:name="P5" style:family="paragraph" style:parent-style-name="Table_20_Contents">
      <style:text-properties officeooo:paragraph-rsid="003f3577"/>
    </style:style>
    <style:style style:name="P6" style:family="paragraph" style:parent-style-name="Table_20_Contents">
      <style:text-properties officeooo:rsid="004a433d" officeooo:paragraph-rsid="004a433d"/>
    </style:style>
    <style:style style:name="P7" style:family="paragraph" style:parent-style-name="Table_20_Contents">
      <style:text-properties officeooo:paragraph-rsid="004a433d"/>
    </style:style>
    <style:style style:name="P8" style:family="paragraph" style:parent-style-name="Title">
      <style:text-properties officeooo:paragraph-rsid="000f9eae"/>
    </style:style>
    <style:style style:name="P9" style:family="paragraph" style:parent-style-name="Standard">
      <style:text-properties officeooo:rsid="0010bfdd" officeooo:paragraph-rsid="001e5c28"/>
    </style:style>
    <style:style style:name="P10" style:family="paragraph" style:parent-style-name="Standard">
      <style:text-properties officeooo:rsid="00122e24" officeooo:paragraph-rsid="000f95c0"/>
    </style:style>
    <style:style style:name="P11" style:family="paragraph" style:parent-style-name="Standard">
      <style:text-properties style:font-name="AR PL SungtiL GB" fo:font-size="8pt" officeooo:rsid="0010bfdd" officeooo:paragraph-rsid="000f95c0" style:font-size-asian="8pt" style:font-size-complex="8pt"/>
    </style:style>
    <style:style style:name="P12" style:family="paragraph" style:parent-style-name="Standard">
      <style:text-properties style:font-name="AR PL SungtiL GB" fo:font-size="8pt" officeooo:rsid="0010bfdd" officeooo:paragraph-rsid="0029a46a" style:font-size-asian="8pt" style:font-size-complex="8pt"/>
    </style:style>
    <style:style style:name="P13" style:family="paragraph" style:parent-style-name="Standard">
      <style:text-properties style:font-name="AR PL SungtiL GB" fo:font-size="8pt" officeooo:rsid="0010bfdd" officeooo:paragraph-rsid="004348a3" style:font-size-asian="8pt" style:font-size-complex="8pt"/>
    </style:style>
    <style:style style:name="P14" style:family="paragraph" style:parent-style-name="Standard">
      <style:text-properties style:font-name="AR PL SungtiL GB" fo:font-size="8pt" officeooo:rsid="0010bfdd" officeooo:paragraph-rsid="0044caf9" style:font-size-asian="8pt" style:font-size-complex="8pt"/>
    </style:style>
    <style:style style:name="P15" style:family="paragraph" style:parent-style-name="Standard">
      <style:text-properties style:font-name="AR PL SungtiL GB" fo:font-size="10pt" officeooo:rsid="0010bfdd" officeooo:paragraph-rsid="000f95c0" style:font-size-asian="10pt" style:font-size-complex="10pt"/>
    </style:style>
    <style:style style:name="P16" style:family="paragraph" style:parent-style-name="Standard">
      <style:text-properties style:font-name="AR PL SungtiL GB" fo:font-size="10pt" officeooo:rsid="001c7d9b" officeooo:paragraph-rsid="001e5c28" style:font-size-asian="10pt" style:font-size-complex="10pt"/>
    </style:style>
    <style:style style:name="P17" style:family="paragraph" style:parent-style-name="Standard">
      <style:text-properties style:font-name="AR PL SungtiL GB" fo:font-size="9pt" officeooo:rsid="0010bfdd" officeooo:paragraph-rsid="000f95c0" style:font-size-asian="9pt" style:font-size-complex="9pt"/>
    </style:style>
    <style:style style:name="P18" style:family="paragraph" style:parent-style-name="Standard">
      <style:text-properties officeooo:paragraph-rsid="000f95c0"/>
    </style:style>
    <style:style style:name="P19" style:family="paragraph" style:parent-style-name="Standard">
      <style:text-properties officeooo:paragraph-rsid="004348a3"/>
    </style:style>
    <style:style style:name="P20" style:family="paragraph" style:parent-style-name="Standard">
      <style:text-properties officeooo:paragraph-rsid="0044caf9"/>
    </style:style>
    <style:style style:name="P21" style:family="paragraph" style:parent-style-name="Text_20_body">
      <style:text-properties officeooo:rsid="001726c3" officeooo:paragraph-rsid="000f95c0"/>
    </style:style>
    <style:style style:name="P22" style:family="paragraph" style:parent-style-name="Text_20_body">
      <style:text-properties officeooo:rsid="0024ecf7" officeooo:paragraph-rsid="000f95c0"/>
    </style:style>
    <style:style style:name="P23" style:family="paragraph" style:parent-style-name="Text_20_body">
      <style:text-properties officeooo:paragraph-rsid="000f95c0"/>
    </style:style>
    <style:style style:name="P24" style:family="paragraph" style:parent-style-name="Text_20_body">
      <style:text-properties officeooo:paragraph-rsid="000f9eae"/>
    </style:style>
    <style:style style:name="P25" style:family="paragraph" style:parent-style-name="Text_20_body">
      <style:text-properties style:font-name="AR PL SungtiL GB" fo:font-size="8pt" officeooo:rsid="0010bfdd" officeooo:paragraph-rsid="002a582f" style:font-size-asian="8pt" style:font-size-complex="8pt"/>
    </style:style>
    <style:style style:name="P26" style:family="paragraph" style:parent-style-name="Text_20_body">
      <style:text-properties style:font-name="AR PL SungtiL GB" fo:font-size="8pt" officeooo:paragraph-rsid="000f95c0" style:font-size-asian="8pt" style:font-size-complex="8pt"/>
    </style:style>
    <style:style style:name="P27" style:family="paragraph" style:parent-style-name="Text_20_body">
      <style:text-properties style:font-name="AR PL SungtiL GB" fo:font-size="8pt" officeooo:paragraph-rsid="004348a3" style:font-size-asian="8pt" style:font-size-complex="8pt"/>
    </style:style>
    <style:style style:name="P28" style:family="paragraph" style:parent-style-name="Text_20_body">
      <style:text-properties style:font-name="AR PL SungtiL GB" fo:font-size="8pt" officeooo:paragraph-rsid="0044caf9" style:font-size-asian="8pt" style:font-size-complex="8pt"/>
    </style:style>
    <style:style style:name="P29" style:family="paragraph" style:parent-style-name="Text_20_body">
      <style:text-properties fo:color="#c5000b" officeooo:paragraph-rsid="000f95c0"/>
    </style:style>
    <style:style style:name="P30" style:family="paragraph" style:parent-style-name="Text_20_body">
      <style:text-properties officeooo:paragraph-rsid="004a8f28"/>
    </style:style>
    <style:style style:name="P31" style:family="paragraph" style:parent-style-name="Text_20_body">
      <style:text-properties fo:font-size="9pt" officeooo:rsid="003cff3d" officeooo:paragraph-rsid="004a8f28" style:font-size-asian="9pt" style:font-size-complex="9pt"/>
    </style:style>
    <style:style style:name="P32" style:family="paragraph" style:parent-style-name="Text_20_body">
      <style:text-properties fo:font-size="9pt" officeooo:rsid="003cff3d" officeooo:paragraph-rsid="004ddf6c" style:font-size-asian="9pt" style:font-size-complex="9pt"/>
    </style:style>
    <style:style style:name="P33" style:family="paragraph" style:parent-style-name="Standard">
      <style:text-properties fo:color="#c5000b" style:font-name="AR PL SungtiL GB" fo:font-size="8pt" officeooo:rsid="0010bfdd" officeooo:paragraph-rsid="0044caf9" style:font-size-asian="8pt" style:font-size-complex="8pt"/>
    </style:style>
    <style:style style:name="P34" style:family="paragraph" style:parent-style-name="Heading_20_2">
      <style:text-properties officeooo:paragraph-rsid="000f95c0"/>
    </style:style>
    <style:style style:name="P35" style:family="paragraph" style:parent-style-name="Heading_20_2">
      <style:text-properties officeooo:rsid="0010bfdd" officeooo:paragraph-rsid="000f95c0"/>
    </style:style>
    <style:style style:name="P36" style:family="paragraph" style:parent-style-name="Heading_20_2">
      <style:text-properties officeooo:rsid="0010bfdd" officeooo:paragraph-rsid="00636e66"/>
    </style:style>
    <style:style style:name="P37" style:family="paragraph" style:parent-style-name="Text_20_body">
      <style:text-properties fo:color="#c5000b" style:font-name="AR PL SungtiL GB" fo:font-size="8pt" officeooo:rsid="004b7d93" officeooo:paragraph-rsid="0052e00d" style:font-size-asian="8pt" style:font-size-complex="8pt"/>
    </style:style>
    <style:style style:name="P38" style:family="paragraph" style:parent-style-name="Text_20_body">
      <style:text-properties fo:color="#c5000b" style:font-name="AR PL SungtiL GB" fo:font-size="8pt" officeooo:rsid="00564c18" officeooo:paragraph-rsid="0056a473" style:font-size-asian="8pt" style:font-size-complex="8pt"/>
    </style:style>
    <style:style style:name="P39" style:family="paragraph" style:parent-style-name="Text_20_body">
      <style:text-properties fo:color="#800000" style:font-name="AR PL SungtiL GB" fo:font-size="8pt" officeooo:rsid="004fcb72" officeooo:paragraph-rsid="0052e00d" style:font-size-asian="8pt" style:font-size-complex="8pt"/>
    </style:style>
    <style:style style:name="P40" style:family="paragraph" style:parent-style-name="Text_20_body">
      <style:text-properties fo:color="#800000" style:font-name="AR PL SungtiL GB" fo:font-size="8pt" officeooo:rsid="004348a3" officeooo:paragraph-rsid="0052e00d" style:font-size-asian="8pt" style:font-size-complex="8pt"/>
    </style:style>
    <style:style style:name="P41" style:family="paragraph" style:parent-style-name="Text_20_body">
      <style:text-properties fo:color="#800000" style:font-name="AR PL SungtiL GB" fo:font-size="8pt" officeooo:rsid="00536a28" officeooo:paragraph-rsid="00536a28" style:font-size-asian="8pt" style:font-size-complex="8pt"/>
    </style:style>
    <style:style style:name="P42" style:family="paragraph" style:parent-style-name="Text_20_body">
      <style:text-properties fo:color="#800000" style:font-name="AR PL SungtiL GB" fo:font-size="8pt" officeooo:rsid="00536a28" officeooo:paragraph-rsid="00564c18" style:font-size-asian="8pt" style:font-size-complex="8pt"/>
    </style:style>
    <style:style style:name="P43" style:family="paragraph" style:parent-style-name="Text_20_body">
      <style:text-properties fo:color="#800000" style:font-name="AR PL SungtiL GB" fo:font-size="8pt" officeooo:rsid="00564c18" officeooo:paragraph-rsid="00564c18" style:font-size-asian="8pt" style:font-size-complex="8pt"/>
    </style:style>
    <style:style style:name="P44" style:family="paragraph" style:parent-style-name="Text_20_body">
      <style:text-properties fo:color="#800000" style:font-name="AR PL SungtiL GB" fo:font-size="8pt" officeooo:rsid="0056a473" style:font-name-asian="AR PL SungtiL GB" style:font-size-asian="8pt" style:font-size-complex="8pt"/>
    </style:style>
    <style:style style:name="P45" style:family="paragraph" style:parent-style-name="Text_20_body">
      <style:text-properties fo:color="#ff0000"/>
    </style:style>
    <style:style style:name="P46" style:family="paragraph" style:parent-style-name="Text_20_body">
      <style:text-properties fo:font-size="9pt" officeooo:rsid="003cff3d" officeooo:paragraph-rsid="004ddf6c" style:font-size-asian="9pt" style:font-size-complex="9pt"/>
    </style:style>
    <style:style style:name="P47" style:family="paragraph" style:parent-style-name="Heading_20_1">
      <style:text-properties officeooo:paragraph-rsid="000f95c0"/>
    </style:style>
    <style:style style:name="P48" style:family="paragraph" style:parent-style-name="Heading_20_3">
      <style:text-properties officeooo:paragraph-rsid="000f95c0"/>
    </style:style>
    <style:style style:name="P49" style:family="paragraph" style:parent-style-name="Heading_20_3">
      <style:text-properties officeooo:rsid="0010bfdd" officeooo:paragraph-rsid="000f95c0"/>
    </style:style>
    <style:style style:name="P50" style:family="paragraph" style:parent-style-name="Heading_20_3">
      <style:text-properties officeooo:paragraph-rsid="0030d749"/>
    </style:style>
    <style:style style:name="P51" style:family="paragraph" style:parent-style-name="Heading_20_3">
      <style:text-properties officeooo:rsid="001999eb" officeooo:paragraph-rsid="0030d749"/>
    </style:style>
    <style:style style:name="P52" style:family="paragraph" style:parent-style-name="Table_20_Contents">
      <style:text-properties officeooo:paragraph-rsid="004a433d"/>
    </style:style>
    <style:style style:name="P53" style:family="paragraph" style:parent-style-name="Table_20_Contents">
      <style:text-properties officeooo:paragraph-rsid="003f3577"/>
    </style:style>
    <style:style style:name="P54" style:family="paragraph" style:parent-style-name="Table_20_Contents">
      <style:text-properties officeooo:rsid="005f5219" officeooo:paragraph-rsid="005f5219"/>
    </style:style>
    <style:style style:name="T1" style:family="text">
      <style:text-properties officeooo:rsid="0010bfdd"/>
    </style:style>
    <style:style style:name="T2" style:family="text">
      <style:text-properties officeooo:rsid="001999eb"/>
    </style:style>
    <style:style style:name="T3" style:family="text">
      <style:text-properties officeooo:rsid="001c7d9b"/>
    </style:style>
    <style:style style:name="T4" style:family="text">
      <style:text-properties style:font-name="AR PL SungtiL GB" fo:font-size="10pt" style:font-size-asian="10pt" style:font-size-complex="10pt"/>
    </style:style>
    <style:style style:name="T5" style:family="text">
      <style:text-properties style:font-name="AR PL SungtiL GB" fo:font-size="10pt" officeooo:rsid="001c7d9b" style:font-size-asian="10pt" style:font-size-complex="10pt"/>
    </style:style>
    <style:style style:name="T6" style:family="text">
      <style:text-properties officeooo:rsid="00244b90"/>
    </style:style>
    <style:style style:name="T7" style:family="text">
      <style:text-properties officeooo:rsid="002eb30b"/>
    </style:style>
    <style:style style:name="T8" style:family="text">
      <style:text-properties officeooo:rsid="0030d749"/>
    </style:style>
    <style:style style:name="T9" style:family="text">
      <style:text-properties officeooo:rsid="0033a82d"/>
    </style:style>
    <style:style style:name="T10" style:family="text">
      <style:text-properties officeooo:rsid="00357f7a"/>
    </style:style>
    <style:style style:name="T11" style:family="text">
      <style:text-properties officeooo:rsid="0036d3e9"/>
    </style:style>
    <style:style style:name="T12" style:family="text">
      <style:text-properties officeooo:rsid="003cff3d"/>
    </style:style>
    <style:style style:name="T13" style:family="text">
      <style:text-properties officeooo:rsid="004348a3"/>
    </style:style>
    <style:style style:name="T14" style:family="text">
      <style:text-properties fo:color="#000000"/>
    </style:style>
    <style:style style:name="T15" style:family="text">
      <style:text-properties fo:color="#000000" officeooo:rsid="004348a3"/>
    </style:style>
    <style:style style:name="T16" style:family="text">
      <style:text-properties officeooo:rsid="004ddf6c"/>
    </style:style>
    <style:style style:name="T17" style:family="text">
      <style:text-properties officeooo:rsid="004f4e89"/>
    </style:style>
    <style:style style:name="T18" style:family="text">
      <style:text-properties officeooo:rsid="004fcb72"/>
    </style:style>
    <style:style style:name="T19" style:family="text">
      <style:text-properties fo:color="#800000"/>
    </style:style>
    <style:style style:name="T20" style:family="text">
      <style:text-properties fo:color="#800000" officeooo:rsid="004fcb72"/>
    </style:style>
    <style:style style:name="T21" style:family="text">
      <style:text-properties fo:color="#800000" officeooo:rsid="0056a473"/>
    </style:style>
    <style:style style:name="T22" style:family="text">
      <style:text-properties fo:color="#ff0000"/>
    </style:style>
    <style:style style:name="T23" style:family="text">
      <style:text-properties fo:color="#ff0000" officeooo:rsid="004fcb72"/>
    </style:style>
    <style:style style:name="T24" style:family="text">
      <style:text-properties officeooo:rsid="005554cd"/>
    </style:style>
    <style:style style:name="T25" style:family="text">
      <style:text-properties officeooo:rsid="00564c18"/>
    </style:style>
    <style:style style:name="T26" style:family="text">
      <style:text-properties officeooo:rsid="0056a473"/>
    </style:style>
    <style:style style:name="T27" style:family="text">
      <style:text-properties officeooo:rsid="005ca1a0"/>
    </style:style>
    <style:style style:name="T28" style:family="text">
      <style:text-properties officeooo:rsid="005e27b6"/>
    </style:style>
    <style:style style:name="T29" style:family="text">
      <style:text-properties officeooo:rsid="00623e2d"/>
    </style:style>
    <style:style style:name="T30" style:family="text">
      <style:text-properties officeooo:rsid="00636e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带外信令定义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3">版本</text:p>
          </table:table-cell>
          <table:table-cell table:style-name="Table1.A1" office:value-type="string">
            <text:p text:style-name="P2">人员</text:p>
          </table:table-cell>
          <table:table-cell table:style-name="Table1.A1" office:value-type="string">
            <text:p text:style-name="P2">日期</text:p>
          </table:table-cell>
          <table:table-cell table:style-name="Table1.D1" office:value-type="string">
            <text:p text:style-name="P2">注释</text:p>
          </table:table-cell>
        </table:table-row>
        <table:table-row>
          <table:table-cell table:style-name="Table1.A3" office:value-type="string">
            <text:p text:style-name="P1">0.0.1</text:p>
          </table:table-cell>
          <table:table-cell table:style-name="Table1.B2" office:value-type="string">
            <text:p text:style-name="Table_20_Contents">赵军</text:p>
          </table:table-cell>
          <table:table-cell table:style-name="Table1.C2" office:value-type="string">
            <text:p text:style-name="P1">2015.07.07</text:p>
          </table:table-cell>
          <table:table-cell table:style-name="Table1.D2" office:value-type="string">
            <text:p text:style-name="Table_20_Contents">初始版本</text:p>
          </table:table-cell>
        </table:table-row>
        <table:table-row>
          <table:table-cell table:style-name="Table1.A3" office:value-type="string">
            <text:p text:style-name="P4">0.0.2</text:p>
          </table:table-cell>
          <table:table-cell table:style-name="Table1.B3" office:value-type="string">
            <text:p text:style-name="Table_20_Contents">赵军</text:p>
          </table:table-cell>
          <table:table-cell table:style-name="Table1.C3" office:value-type="string">
            <text:p text:style-name="P4">2015.07.12</text:p>
          </table:table-cell>
          <table:table-cell table:style-name="Table1.D3" office:value-type="string">
            <text:p text:style-name="P5">添加MQTT传递电话号码的确认机制</text:p>
          </table:table-cell>
        </table:table-row>
        <table:table-row>
          <table:table-cell table:style-name="Table1.A4" office:value-type="string">
            <text:p text:style-name="P6">0.0.3</text:p>
          </table:table-cell>
          <table:table-cell table:style-name="Table1.B4" office:value-type="string">
            <text:p text:style-name="P7">赵军</text:p>
          </table:table-cell>
          <table:table-cell table:style-name="Table1.C4" office:value-type="string">
            <text:p text:style-name="P6">2015.08.25</text:p>
          </table:table-cell>
          <table:table-cell table:style-name="Table1.D4" office:value-type="string">
            <text:p text:style-name="P5">添加SMS支持机制</text:p>
          </table:table-cell>
        </table:table-row>
        <table:table-row>
          <table:table-cell table:style-name="Table1.A5" office:value-type="string">
            <text:p text:style-name="P54">0.0.4</text:p>
          </table:table-cell>
          <table:table-cell table:style-name="Table1.B5" office:value-type="string">
            <text:p text:style-name="P7">赵军</text:p>
          </table:table-cell>
          <table:table-cell table:style-name="Table1.C5" office:value-type="string">
            <text:p text:style-name="P54">2015.08.28</text:p>
          </table:table-cell>
          <table:table-cell table:style-name="Table1.D5" office:value-type="string">
            <text:p text:style-name="P5">对SMS的PDU格式进行进一步说明</text:p>
          </table:table-cell>
        </table:table-row>
      </table:table>
      <text:p text:style-name="P24"/>
      <text:p text:style-name="P24"/>
      <text:h text:style-name="P47" text:outline-level="1">1. 协议选择</text:h>
      <text:p text:style-name="P10"><text:tab/>因为在该项目中需要传递带外信令<text:span text:style-name="T7">，</text:span>并有实时性<text:span text:style-name="T7">，</text:span>可靠性方面的需求，且考虑APP所在的GSM/CDMA/LTE等移动网络的不稳定性，故选用<text:a xlink:type="simple" xlink:href="http://mqtt.org/" text:style-name="Internet_20_link" text:visited-style-name="Visited_20_Internet_20_Link">MQTT</text:a>作为带外信令。</text:p>
      <text:h text:style-name="P47" text:outline-level="1">2. 协议定义</text:h>
      <text:p text:style-name="P18"><text:span text:style-name="T1"><text:tab/>MQTT具体协议细节参考</text:span><text:a xlink:type="simple" xlink:href="http://docs.oasis-open.org/mqtt/mqtt/v3.1.1/os/mqtt-v3.1.1-os.pdf" text:style-name="Internet_20_link" text:visited-style-name="Visited_20_Internet_20_Link">MQTT v3.1.1</text:a>，在项目中的应用参考后续User Case。</text:p>
      <text:h text:style-name="P47" text:outline-level="1">3. User Case</text:h>
      <text:p text:style-name="P21"><text:tab/>角色定义：在我们的应用中，分为APP（SIP Bob），SIP代理设备（绑定了User的SIM卡，在本文中称为SIM_A和另一个SIP帐号，本文称为SIP Alice）,除此之外，还有任意的另外一个电话号码，本文称为SIM_O。</text:p>
      <text:h text:style-name="P34" text:outline-level="2">3.1 传递Phone Number</text:h>
      <text:h text:style-name="P48" text:outline-level="3"><text:span text:style-name="T2">3.1.1 </text:span>SIP Bob <text:span text:style-name="T10">C</text:span>all Phone Other(SIM_O)</text:h>
      <text:p text:style-name="P11"><text:s text:c="61"/>SIP Bob publish: (Before INVITE F1)</text:p>
      <text:p text:style-name="P11"><text:s text:c="65"/>Topic <text:s/>: SIP Bob / Calling / PhoneOther</text:p>
      <text:p text:style-name="P11"><text:s text:c="65"/>Payload: Phone Number(SIM_O)</text:p>
      <text:p text:style-name="P17"/>
      <text:p text:style-name="P17">SIM_O <text:s text:c="11"/>SIM_A <text:s text:c="13"/>SIP Alice <text:s text:c="16"/>SIP Bob (APP)</text:p>
      <text:p text:style-name="P17"/>
      <text:p text:style-name="P17">| <text:s text:c="17"/>| <text:s text:c="18"/>| <text:s text:c="23"/>|</text:p>
      <text:p text:style-name="P17">| <text:s text:c="17"/>| <text:s text:c="18"/>| <text:s text:c="6"/>INVITE F1 <text:s text:c="7"/>|</text:p>
      <text:p text:style-name="P17">| <text:s text:c="17"/>| Send ATD <text:s text:c="9"/>|&lt;-----------------------|</text:p>
      <text:p text:style-name="P17">| <text:s/>Call SIM_O <text:s text:c="5"/>|&lt;------------------| <text:s text:c="3"/>180 Ringing F2 <text:s text:c="5"/>|</text:p>
      <text:p text:style-name="P17">|&lt;-----------------| <text:s text:c="18"/>|-----------------------&gt;|</text:p>
      <text:p text:style-name="P17">| <text:s text:c="17"/>| <text:s text:c="18"/>| <text:s text:c="23"/>|</text:p>
      <text:p text:style-name="P17">|-----------------&gt;| Get OK <text:s text:c="11"/>| <text:s text:c="23"/>|</text:p>
      <text:p text:style-name="P17">| <text:s text:c="17"/>|------------------&gt;| <text:s text:c="6"/>200 OK F3 <text:s text:c="7"/>|</text:p>
      <text:p text:style-name="P17">| <text:s text:c="17"/>| <text:s text:c="18"/>|-----------------------&gt;|</text:p>
      <text:p text:style-name="P17">| <text:s text:c="17"/>| <text:s text:c="18"/>| <text:s text:c="8"/>ACK F4 <text:s text:c="8"/>|</text:p>
      <text:p text:style-name="P17">| <text:s text:c="17"/>| Bridge Voice <text:s text:c="5"/>|&lt;-----------------------|</text:p>
      <text:p text:style-name="P17">| <text:s text:c="17"/>|-------------------| <text:s text:c="23"/>|</text:p>
      <text:p text:style-name="P17">| <text:s text:c="17"/>| <text:s text:c="18"/>| <text:s text:c="2"/>Both Way RTP Media <text:s text:c="2"/>|</text:p>
      <text:p text:style-name="P17">|&lt;================&gt;| <text:s text:c="18"/>|&lt;======================&gt;|</text:p>
      <text:p text:style-name="P17">| <text:s text:c="17"/>| <text:s text:c="18"/>| <text:s text:c="23"/>|</text:p>
      <text:p text:style-name="P17">| <text:s text:c="14"/>...... <text:s text:c="13"/>...... <text:s text:c="21"/>|</text:p>
      <text:p text:style-name="P17">| <text:s text:c="14"/>~~~~~~ <text:s text:c="13"/>~~~~~~ <text:s text:c="21"/>|</text:p>
      <text:p text:style-name="P17">| <text:s text:c="17"/>| <text:s text:c="18"/>| <text:s text:c="23"/>|</text:p>
      <text:p text:style-name="P17">|-----------------&gt;| Get No carrier <text:s text:c="3"/>| <text:s text:c="23"/>|</text:p>
      <text:p text:style-name="P17">| <text:s text:c="17"/>|------------------&gt;| <text:s text:c="5"/>BYE F5 <text:s text:c="11"/>|</text:p>
      <text:p text:style-name="P17"><text:soft-page-break/>| <text:s text:c="17"/>| <text:s text:c="18"/>|-----------------------&gt;|</text:p>
      <text:p text:style-name="P17">| <text:s text:c="17"/>| <text:s text:c="18"/>| <text:s text:c="6"/>200 OK F6 <text:s text:c="7"/>|</text:p>
      <text:p text:style-name="P17">| <text:s text:c="17"/>| <text:s text:c="18"/>|&lt;-----------------------|</text:p>
      <text:p text:style-name="P17">| <text:s text:c="17"/>| <text:s text:c="18"/>| <text:s text:c="23"/>|</text:p>
      <text:p text:style-name="P17"/>
      <text:p text:style-name="P15">NOTE：在上述情况下，SIP Bob和SIM_O均可以挂断电话，但图例只显示了SIM_<text:span text:style-name="T3">O挂断电话的情形</text:span></text:p>
      <text:h text:style-name="P49" text:outline-level="3"><text:span text:style-name="T2">3.1.2 </text:span>Phone Other<text:span text:style-name="T9">(SIM_O)</text:span> <text:span text:style-name="T9">C</text:span>all Phone <text:span text:style-name="T9">(</text:span>SIM_A<text:span text:style-name="T9">)</text:span></text:h>
      <text:p text:style-name="P11"><text:s text:c="35"/>SIP Alice publish: (Before INVITE F1)</text:p>
      <text:p text:style-name="P11"><text:s text:c="40"/>Topic <text:s/>: SIP Alice / Called / PhoneOther</text:p>
      <text:p text:style-name="P11"><text:s text:c="40"/>Payload: Phone Number(SIM_O)</text:p>
      <text:p text:style-name="P17"/>
      <text:p text:style-name="P17">SIM_O <text:s text:c="11"/>SIM_A <text:s text:c="13"/>SIP Alice <text:s text:c="16"/>SIP Bob (APP)</text:p>
      <text:p text:style-name="P17"><text:s text:c="5"/>Call SIM_A</text:p>
      <text:p text:style-name="P17">|-----------------&gt;| Get Ring and Num <text:s/>| <text:s text:c="23"/>|</text:p>
      <text:p text:style-name="P17">| <text:s text:c="17"/>|------------------&gt;| <text:s text:c="6"/>INVITE F1 <text:s text:c="7"/>|</text:p>
      <text:p text:style-name="P17">| <text:s text:c="17"/>| <text:s text:c="18"/>|-----------------------&gt;|</text:p>
      <text:p text:style-name="P17">| <text:s text:c="17"/>| <text:s text:c="18"/>| <text:s text:c="3"/>180 Ringing F2 <text:s text:c="5"/>|</text:p>
      <text:p text:style-name="P17">| <text:s text:c="17"/>| <text:s text:c="18"/>|&lt;-----------------------|</text:p>
      <text:p text:style-name="P17">| <text:s text:c="17"/>| <text:s text:c="18"/>| <text:s text:c="23"/>|</text:p>
      <text:p text:style-name="P17">| <text:s text:c="17"/>| <text:s text:c="18"/>| <text:s text:c="6"/>200 OK F3 <text:s text:c="7"/>|</text:p>
      <text:p text:style-name="P17">| <text:s text:c="17"/>| Send ATA/Get OK <text:s text:c="2"/>|&lt;-----------------------|</text:p>
      <text:p text:style-name="P17">| <text:s text:c="17"/>|&lt;------------------| <text:s text:c="8"/>ACK F4 <text:s text:c="8"/>|</text:p>
      <text:p text:style-name="P17">| <text:s text:c="17"/>| <text:s/>Bridge Voice <text:s text:c="4"/>|-----------------------&gt;|</text:p>
      <text:p text:style-name="P17">| <text:s text:c="17"/>|-------------------| <text:s text:c="23"/>|</text:p>
      <text:p text:style-name="P17">| <text:s text:c="17"/>| <text:s text:c="18"/>| <text:s text:c="2"/>Both Way RTP Media <text:s text:c="2"/>|</text:p>
      <text:p text:style-name="P17">|&lt;================&gt;| <text:s text:c="18"/>|&lt;======================&gt;|</text:p>
      <text:p text:style-name="P17">| <text:s text:c="17"/>| <text:s text:c="18"/>| <text:s text:c="23"/>|</text:p>
      <text:p text:style-name="P17">| <text:s text:c="17"/>| <text:s text:c="18"/>| <text:s text:c="23"/>|</text:p>
      <text:p text:style-name="P17">| <text:s text:c="14"/>...... <text:s text:c="13"/>...... <text:s text:c="21"/>|</text:p>
      <text:p text:style-name="P17">| <text:s text:c="14"/>~~~~~~ <text:s text:c="13"/>~~~~~~ <text:s text:c="21"/>|</text:p>
      <text:p text:style-name="P17">| <text:s text:c="17"/>| <text:s text:c="18"/>| <text:s text:c="23"/>|</text:p>
      <text:p text:style-name="P17">| <text:s text:c="17"/>| <text:s text:c="18"/>| <text:s text:c="8"/>BYE F5 <text:s text:c="8"/>|</text:p>
      <text:p text:style-name="P17">| <text:s text:c="17"/>| <text:s text:c="18"/>|&lt;-----------------------|</text:p>
      <text:p text:style-name="P17">| <text:s text:c="17"/>| <text:s/>Send ATH/Get Ok <text:s/>| <text:s text:c="23"/>|</text:p>
      <text:p text:style-name="P17">| <text:s text:c="17"/>|&lt;------------------| <text:s text:c="6"/>200 OK F6 <text:s text:c="7"/>|</text:p>
      <text:p text:style-name="P17">| <text:s text:c="17"/>| <text:s text:c="18"/>|-----------------------&gt;|</text:p>
      <text:p text:style-name="P17">| <text:s text:c="17"/>| <text:s text:c="18"/>| <text:s text:c="23"/>|</text:p>
      <text:p text:style-name="P17">|&lt;-----------------| <text:s text:c="18"/>| <text:s text:c="23"/>|</text:p>
      <text:p text:style-name="P17"/>
      <text:p text:style-name="P9"><text:span text:style-name="T4">NOTE：在上述情况下，SIP Bob和SIM_O均可以挂断电话，但图例只显示了SIP Bob</text:span><text:span text:style-name="T5">挂断电话的情形</text:span></text:p>
      <text:p text:style-name="P16"/>
      <text:h text:style-name="P35" text:outline-level="2">3.2 传递<text:span text:style-name="T12">S</text:span>MS</text:h>
      <text:p text:style-name="P30"><text:tab/>SIP代理设备默认使用SMS的PDU格式，对于SMS内容，SIP代理设备不做任何解释，即视为透明；如通过通过MQTT收到的SMS的Payload，SIP代理设备直接透传到SIM_<text:span text:style-name="T12">O，如收到SIM_O的SMS，则以MQTT Payload直接透传给APP，因此，APP对SMS部分进行PDU格式的编码/解码；即APP在发送SMS时，以PDU格式编码SMS，随后放入MQTT的Payload部分发布；在接收到MQTT的对应Payload时，对Payload的SMS部分进行PDU解码。关于PDU编码，参考相应资料。</text:span></text:p>
      <text:p text:style-name="P31">注<text:span text:style-name="T16">1</text:span>：Android已经直接在SmsMessage类中支持PDU格式</text:p>
      <text:p text:style-name="P32">注<text:span text:style-name="T16">2</text:span>：现有阶段，不支持MMS，在<text:span text:style-name="T17">sip代理设备收到MMS后，会直接删除，对于MMS的支持，可能放在后续项目中考虑</text:span></text:p>
      <text:p text:style-name="P32">注<text:span text:style-name="T27">3：所有PDU在MQTT的Payload部分都是以String方式传递，并非Hex格式</text:span></text:p>
      <text:h text:style-name="P50" text:outline-level="3"><text:span text:style-name="T2">3.2.1 </text:span>SIP Bob Send IMS <text:span text:style-name="T8">to</text:span> Other(SIM_O)</text:h>
      <text:p text:style-name="P19"><text:tab/><text:span text:style-name="T6">SIP Bob 在发送SMS时候，发布SMS Message，Message定义如下：</text:span></text:p>
      <text:p text:style-name="P27">SIP Bob 发布SMS<text:span text:style-name="T11"> Message</text:span></text:p>
      <text:p text:style-name="P13"><text:s text:c="65"/>Topic <text:s/>: SIP Bob / SMS</text:p>
      <text:p text:style-name="P13"><text:s text:c="65"/>Payload: SMS Payload, <text:span text:style-name="T13">PDU encoded</text:span></text:p>
      <text:p text:style-name="P41">说明：由于APP（SIP Bob）在发送SMS时，无法获取到SCA（Service Center Address），因此，PDU的SCA部分填充00（hex）</text:p>
      <text:p text:style-name="P41">例子：</text:p>
      <text:p text:style-name="P41">比如SIP Bob（APP）欲发送SMS“test 测试”到SIM_O(13761124413)，编码之后的PDU为：</text:p>
      <text:p text:style-name="P42">0001000B913167114214F300080E007400650073007400206D4B8BD5</text:p>
      <text:p text:style-name="P38"><text:span text:style-name="T19">在</text:span><text:a xlink:type="simple" xlink:href="http://smspdu.benjaminerhart.com/" text:style-name="Internet_20_link" text:visited-style-name="Visited_20_Internet_20_Link">http://smspdu.benjaminerhart.com/</text:a><text:span text:style-name="T21"> 解码之后的结果为：</text:span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44">PDU Type</text:p>
          </table:table-cell>
          <table:table-cell table:style-name="Table2.A1" office:value-type="string">
            <text:p text:style-name="P44">SMS-SUBMIT, Flags: TP-RD (Reject duplicates)</text:p>
          </table:table-cell>
        </table:table-row>
        <table:table-row>
          <table:table-cell table:style-name="Table2.A1" office:value-type="string">
            <text:p text:style-name="P44">TP Message Reference</text:p>
          </table:table-cell>
          <table:table-cell table:style-name="Table2.A1" office:value-type="string">
            <text:p text:style-name="P44">Mobile equipment sets reference number</text:p>
          </table:table-cell>
        </table:table-row>
        <table:table-row>
          <table:table-cell table:style-name="Table2.A1" office:value-type="string">
            <text:p text:style-name="P44">Number</text:p>
          </table:table-cell>
          <table:table-cell table:style-name="Table2.A1" office:value-type="string">
            <text:p text:style-name="P44">13761124413</text:p>
          </table:table-cell>
        </table:table-row>
        <table:table-row>
          <table:table-cell table:style-name="Table2.A1" office:value-type="string">
            <text:p text:style-name="P44">Number info</text:p>
          </table:table-cell>
          <table:table-cell table:style-name="Table2.A1" office:value-type="string">
            <text:p text:style-name="P44">International number, ISDN/telephone numbering plan (E.164/E.163)</text:p>
          </table:table-cell>
        </table:table-row>
        <table:table-row>
          <table:table-cell table:style-name="Table2.A1" office:value-type="string">
            <text:p text:style-name="P44">Protocol Identifier</text:p>
          </table:table-cell>
          <table:table-cell table:style-name="Table2.A1" office:value-type="string">
            <text:p text:style-name="P44">SME-to-SME protocol</text:p>
          </table:table-cell>
        </table:table-row>
        <table:table-row>
          <table:table-cell table:style-name="Table2.A1" office:value-type="string">
            <text:p text:style-name="P44">Data Coding Scheme</text:p>
          </table:table-cell>
          <table:table-cell table:style-name="Table2.A1" office:value-type="string">
            <text:p text:style-name="P44">General Data Coding groups, uncompressed, UCS2 (16 bit), no message class set (but given bits would be: Class 0 - immediate display)</text:p>
          </table:table-cell>
        </table:table-row>
        <table:table-row>
          <table:table-cell table:style-name="Table2.A1" office:value-type="string">
            <text:p text:style-name="P44">User Data Length</text:p>
          </table:table-cell>
          <table:table-cell table:style-name="Table2.A1" office:value-type="string">
            <text:p text:style-name="P44">7 characters, 14 bytes</text:p>
          </table:table-cell>
        </table:table-row>
        <table:table-row>
          <table:table-cell table:style-name="Table2.A1" office:value-type="string">
            <text:p text:style-name="P44">User Data</text:p>
          </table:table-cell>
          <table:table-cell table:style-name="Table2.A1" office:value-type="string">
            <text:p text:style-name="P44">test 测试</text:p>
          </table:table-cell>
        </table:table-row>
      </table:table>
      <text:p text:style-name="P43"/>
      <text:p text:style-name="P43">注：此时的PDU格式，SCA<text:span text:style-name="T28">== 00，因为APP并无确切的SCA地址</text:span></text:p>
      <text:h text:style-name="P51" text:outline-level="3">3.2.2 Phone Other(SIM_O) Send IMS to Phone (SIM_A)</text:h>
      <text:p text:style-name="P20"><text:tab/><text:span text:style-name="T6">SIM_A 在收到SIM_O的SMS时候，发布SMS Message，Message定义如下：</text:span></text:p>
      <text:p text:style-name="P28">SIP Alice 发布SMS<text:span text:style-name="T11"> Message</text:span></text:p>
      <text:p text:style-name="P14"><text:s text:c="65"/>Topic <text:s/>: SIP Alice / SMS</text:p>
      <text:p text:style-name="P33"><text:s text:c="65"/><text:span text:style-name="T14">Payload: SMS Payload, </text:span><text:span text:style-name="T15">PDU encoded</text:span></text:p>
      <text:p text:style-name="P40">例子：</text:p>
      <text:p text:style-name="P40">比如，手机SIM_O(13761124413)对SIM_A(15250032179)发送短信时，当短信内容是：</text:p>
      <text:p text:style-name="P40">a). 短信内容是 “测试2”</text:p>
      <text:p text:style-name="P40">PDU编码后的Payload 0891683108200105F0240D91683167114214F3000851805261946323066D4B8BD50032</text:p>
      <text:p text:style-name="P40">b). 短信内容是 “Qqww”</text:p>
      <text:p text:style-name="P40">PDU编码后Payload 0891683108200105F0240D91683167114214F300005180526115142304D1F8FD0E</text:p>
      <text:p text:style-name="P37"><text:span text:style-name="T19">注：</text:span><text:a xlink:type="simple" xlink:href="http://www.smartposition.nl/resources/sms_pdu.html" text:style-name="Internet_20_link" text:visited-style-name="Visited_20_Internet_20_Link">http://www.smartposition.nl/resources/sms_pdu.html</text:a><text:span text:style-name="T19"> 可以解码上面的PDU格式，比如例子</text:span><text:span text:style-name="T20">2,解码的结果为：</text:span></text:p>
      <text:p text:style-name="P39">SMSC#+8613800210500</text:p>
      <text:p text:style-name="P39">Sender:+8613761124413</text:p>
      <text:p text:style-name="P39">TimeStamp:25/08/15 16:51:41</text:p>
      <text:p text:style-name="P39">TP_PID:00</text:p>
      <text:p text:style-name="P39">TP_DCS:00</text:p>
      <text:p text:style-name="P39">TP_DCS-popis:Uncompressed Text</text:p>
      <text:p text:style-name="P39">class:0</text:p>
      <text:p text:style-name="P39">Alphabet:Default</text:p>
      <text:p text:style-name="P39"/>
      <text:p text:style-name="P39">Qqww</text:p>
      <text:p text:style-name="P39"><text:span text:style-name="T13">Length:4</text:span></text:p>
      <text:h text:style-name="Heading_20_3" text:outline-level="3">3.2.<text:span text:style-name="T29">3</text:span> SMS的可靠性</text:h>
      <text:p text:style-name="P45">TODO</text:p>
      <text:h text:style-name="P34" text:outline-level="2">3.3 分发配置文件</text:h>
      <text:p text:style-name="P29">TODO</text:p>
      <text:h text:style-name="P34" text:outline-level="2">3.4 侦测Peer SIP Offline/Online</text:h>
      <text:p text:style-name="P23"><text:s/><text:tab/><text:span text:style-name="T6">SIP Alice/SIP Bob 注册成功的时候，均发布Online Message，该消息是Retained </text:span><text:soft-page-break/><text:span text:style-name="T6">Mesage，Message定义如下：</text:span></text:p>
      <text:p text:style-name="P26">SIP Bob 发布<text:span text:style-name="T11">Online Message</text:span></text:p>
      <text:p text:style-name="P12"><text:s text:c="65"/>Topic <text:s/>: SIP Bob / Status</text:p>
      <text:p text:style-name="P12"><text:s text:c="65"/>Payload: Online</text:p>
      <text:p text:style-name="P25">SIP Alice 发布<text:span text:style-name="T11">Online Message</text:span></text:p>
      <text:p text:style-name="P12"><text:s text:c="65"/>Topic <text:s/>: SIP Alice / Status</text:p>
      <text:p text:style-name="P12"><text:s text:c="65"/>Payload: Online</text:p>
      <text:p text:style-name="P12"/>
      <text:p text:style-name="P22"><text:tab/>原则上SIP代理设备和APP（SIP Bob）都不会使用DISCONNECT类型的MQTT消息，但会使用Last Will and Testament以及开启Keep Alive机制，所以，如果APP（SIP Bob）或者SIP代理设备（SIP Alice）异常退出后，相应的订阅者都会收到相应的Message，所以可以用此判断Peer SIP已经离线。除非收到Peer SIP的Phone Message/IMS Message/Online Message，否则不能认定Peer SIP已经上线。</text:p>
      <text:h text:style-name="P36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 PL SungtiL GB" svg:font-family="'AR PL SungtiL G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1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1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ry </meta:initial-creator>
    <meta:creation-date>2015-07-07T18:06:47.184999881</meta:creation-date>
    <dc:date>2015-08-28T14:36:38.241346483</dc:date>
    <dc:creator>barry </dc:creator>
    <meta:editing-duration>PT3H6M21S</meta:editing-duration>
    <meta:editing-cycles>82</meta:editing-cycles>
    <meta:generator>LibreOffice/4.3.3.2$Linux_X86_64 LibreOffice_project/430m0$Build-2</meta:generator>
    <meta:document-statistic meta:table-count="2" meta:image-count="0" meta:object-count="0" meta:page-count="4" meta:paragraph-count="157" meta:word-count="1463" meta:character-count="7441" meta:non-whitespace-character-count="4178"/>
  </office:meta>
</office:document-meta>
</file>